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erif" svg:font-family="'DejaVu Serif'" style:font-family-generic="roman"/>
    <style:font-face style:name="DejaVu Sans1" svg:font-family="'DejaVu Sans'" style:font-family-generic="swiss"/>
    <style:font-face style:name="Source Sans Pro" svg:font-family="'Source Sans Pro'" style:font-family-generic="swiss"/>
    <style:font-face style:name="Source Sans Pro1" svg:font-family="'Source Sans Pro'" style:font-adornments="Tučné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b7e4a" officeooo:paragraph-rsid="00088fb6"/>
    </style:style>
    <style:style style:name="P2" style:family="paragraph" style:parent-style-name="Text_20_body">
      <style:text-properties officeooo:rsid="000a696e" officeooo:paragraph-rsid="000a696e"/>
    </style:style>
    <style:style style:name="P3" style:family="paragraph" style:parent-style-name="Heading_20_1">
      <style:text-properties officeooo:rsid="000b7e4a" officeooo:paragraph-rsid="00088fb6"/>
    </style:style>
    <style:style style:name="P4" style:family="paragraph" style:parent-style-name="Heading_20_2">
      <style:text-properties officeooo:rsid="00095025" officeooo:paragraph-rsid="00095025"/>
    </style:style>
    <style:style style:name="P5" style:family="paragraph" style:parent-style-name="Heading_20_2">
      <style:text-properties officeooo:rsid="000a696e" officeooo:paragraph-rsid="000a696e"/>
    </style:style>
    <style:style style:name="P6" style:family="paragraph" style:parent-style-name="Heading_20_2">
      <style:text-properties officeooo:rsid="000bf156" officeooo:paragraph-rsid="000bf156"/>
    </style:style>
    <style:style style:name="P7" style:family="paragraph" style:parent-style-name="Heading_20_2">
      <style:text-properties officeooo:paragraph-rsid="000c01c4"/>
    </style:style>
    <style:style style:name="P8" style:family="paragraph" style:parent-style-name="First_20_line_20_indent">
      <style:text-properties officeooo:rsid="000a696e"/>
    </style:style>
    <style:style style:name="P9" style:family="paragraph" style:parent-style-name="First_20_line_20_indent">
      <style:text-properties officeooo:rsid="000bf156" officeooo:paragraph-rsid="000bf156"/>
    </style:style>
    <style:style style:name="P10" style:family="paragraph" style:parent-style-name="First_20_line_20_indent">
      <style:text-properties officeooo:paragraph-rsid="000c01c4"/>
    </style:style>
    <style:style style:name="T1" style:family="text">
      <style:text-properties officeooo:rsid="00088fb6"/>
    </style:style>
    <style:style style:name="T2" style:family="text">
      <style:text-properties officeooo:rsid="000c01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Oponentura: E-Learning2 – <text:span text:style-name="T1">Úvodní rozpočet</text:span></text:h>
      <text:p text:style-name="P1">zpracována týmem projektu Kuchařka (kinclma1@fel.cvut.cz)</text:p>
      <text:h text:style-name="P4" text:outline-level="2">Zdroje</text:h>
      <text:p text:style-name="P2">Po sečtení vychází 221500 takže někdo má zapsáno o hodinu více.</text:p>
      <text:h text:style-name="P5" text:outline-level="2">Odhad z WBS</text:h>
      <text:p text:style-name="P8">Tabulka je neuvěřitelně nepřehledná tím že v ní je cena každé části v průměru započítána 1,5x, navíc některé se se stejným názvem (Automatické hodnocení testů). Po přelouskání významu řádků kupodivu vychází 111000.</text:p>
      <text:h text:style-name="P6" text:outline-level="2">Odhad COCOMO</text:h>
      <text:p text:style-name="P9">Při využití nástroje k výpočtu odhadu není mnoho prostoru k chybám, avšak na této akademické úrovni tvrdit, že je analytik a programátor velice schopný je nereálné.</text:p>
      <text:h text:style-name="P7" text:outline-level="2"><text:span text:style-name="T2">Odhad pomocí funkčních bodů</text:span></text:h>
      <text:p text:style-name="P10"><text:span text:style-name="T2">Tabulka až na záměnu „N“ za „P“ v první sekci v pořádku, součet odpovídá. Další čísla už nejsou srozumitelná, chtělo by to alespoň stručný popis co se dělá, proč se používá zrovna ta konstanta a ne jiná, co vlastně sčítáme, atd. Odkaz je mrtvý.</text:span></text:p>
      <text:h text:style-name="P7" text:outline-level="2"><text:span text:style-name="T2">Závěr</text:span></text:h>
      <text:p text:style-name="P10"><text:span text:style-name="T2">Dokument by měl být nějak uzavřen: zhodnocení jednotlivých technik, srovnání výsledků at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DejaVu Serif" svg:font-family="'DejaVu Serif'" style:font-family-generic="roman"/>
    <style:font-face style:name="DejaVu Sans1" svg:font-family="'DejaVu Sans'" style:font-family-generic="swiss"/>
    <style:font-face style:name="Source Sans Pro" svg:font-family="'Source Sans Pro'" style:font-family-generic="swiss"/>
    <style:font-face style:name="Source Sans Pro1" svg:font-family="'Source Sans Pro'" style:font-adornments="Tučné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cs" fo:country="CZ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ans Pro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DejaVu Serif"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DejaVu Serif"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Source Sans Pro1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4T21:05:13</meta:creation-date>
    <dc:date>2012-10-24T23:14:00</dc:date>
    <meta:editing-duration>PT38M22S</meta:editing-duration>
    <meta:editing-cycles>3</meta:editing-cycles>
    <meta:generator>LibreOffice/3.6$Linux_X86_64 LibreOffice_project/360m1$Build-2</meta:generator>
    <meta:document-statistic meta:table-count="0" meta:image-count="0" meta:object-count="0" meta:page-count="1" meta:paragraph-count="12" meta:word-count="146" meta:character-count="934" meta:non-whitespace-character-count="800"/>
  </office:meta>
</office:document-meta>
</file>